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118bd9f-8972-465c-8e15-9eb09ce2533c">
        <text:p text:style-name="P5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Ce - </text:span>
    </text:span>
    <text:span text:style-name="Color_20_Caps_20_Expanded">
      <text:span text:style-name="T10">vdf</text:span>
    </text:span>
  </text:p>
        <text:list xml:id="list1382365679" text:style-name="LS4">
          <text:list-header>
            <text:p text:style-name="P16">epic</text:p>
          </text:list-header>
        </text:list>
        <text:p text:style-name="P9"/>
      </text:section>
      <text:section text:style-name="Sect1" text:name="711612a3-cf9e-4f9b-a846-70fcf1d17fea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17edc9ca-4ce5-420f-956b-0cec3efb43dc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b3cf5b40-ff61-4e2b-8161-7a9c0570eb5b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0254936f-b6eb-4de3-bf1d-cece6d602d50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a3bd889e-b669-4318-a47b-f7aa8dc7a773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98e1c15b-0824-47b7-875d-f95c823793a1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7d7268ea-9e9a-4231-918f-5d8588c34816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089d3e4f-5143-4bb8-8b01-1be5aaa0c452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